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51616" calcext:value-type="float">
            <text:p>36.55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216336" calcext:value-type="float">
            <text:p>36.21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3664" calcext:value-type="float">
            <text:p>36.17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44408" calcext:value-type="float">
            <text:p>33.7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6808" calcext:value-type="float">
            <text:p>33.8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6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6584" calcext:value-type="float">
            <text:p>32.8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08856" calcext:value-type="float">
            <text:p>29.7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3492" calcext:value-type="float">
            <text:p>27.9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1196" calcext:value-type="float">
            <text:p>27.11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053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376" calcext:value-type="float">
            <text:p>26.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